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70000013BBC4D697CE2C44FCA.png" manifest:media-type="image/png"/>
  <manifest:file-entry manifest:full-path="Pictures/10000201000001C70000013B48FB241C84712B49.png" manifest:media-type="image/png"/>
  <manifest:file-entry manifest:full-path="Pictures/10000201000001C70000013B6C04850D9323C0BC.png" manifest:media-type="image/png"/>
  <manifest:file-entry manifest:full-path="Pictures/10000201000001C70000013BF0919951B095C2E7.png" manifest:media-type="image/png"/>
  <manifest:file-entry manifest:full-path="Pictures/10000201000001C70000013B94E39F5550E1811C.png" manifest:media-type="image/png"/>
  <manifest:file-entry manifest:full-path="Pictures/10000201000001C70000013B447CA0DBBE2A1B62.png" manifest:media-type="image/png"/>
  <manifest:file-entry manifest:full-path="Pictures/10000201000001C70000013B8FBE203112B4791B.png" manifest:media-type="image/png"/>
  <manifest:file-entry manifest:full-path="Pictures/100002010000012C00000041FB3B55A81A68C668.png" manifest:media-type="image/png"/>
  <manifest:file-entry manifest:full-path="Pictures/10000201000001C70000013B2321DEB47E94C40F.png" manifest:media-type="image/png"/>
  <manifest:file-entry manifest:full-path="Pictures/10000201000001C70000013B3FD67A4B9E52D53E.png" manifest:media-type="image/png"/>
  <manifest:file-entry manifest:full-path="Pictures/10000201000001C70000013B936ACC288213A249.png" manifest:media-type="image/png"/>
  <manifest:file-entry manifest:full-path="Pictures/10000201000001C70000013B69C650E8256B328D.png" manifest:media-type="image/png"/>
  <manifest:file-entry manifest:full-path="Pictures/10000201000001C70000013BCA75B6AE8C55FB4A.png" manifest:media-type="image/png"/>
  <manifest:file-entry manifest:full-path="Pictures/10000201000001C70000013B07ED7718388E62A6.png" manifest:media-type="image/png"/>
  <manifest:file-entry manifest:full-path="Pictures/10000201000001C70000013B26C592767BCE75F2.png" manifest:media-type="image/png"/>
  <manifest:file-entry manifest:full-path="Pictures/10000201000001C70000013B62B9B817CF23ED56.png" manifest:media-type="image/png"/>
  <manifest:file-entry manifest:full-path="Pictures/10000201000001C70000013B2623D6007FF0D2A7.png" manifest:media-type="image/png"/>
  <manifest:file-entry manifest:full-path="Pictures/10000201000001C70000013B7B763C38351B888B.png" manifest:media-type="image/png"/>
  <manifest:file-entry manifest:full-path="Pictures/10000201000000C8000000A700C779154209EB46.png" manifest:media-type="image/png"/>
  <manifest:file-entry manifest:full-path="Pictures/10000201000001C70000013B65A74A5382A5FB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stroke="none" svg:stroke-color="#000000" draw:fill="none" draw:fill-color="#ffffff" fo:min-height="1.177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stroke="none" svg:stroke-color="#000000" draw:fill="none" draw:fill-color="#ffffff" fo:min-height="0.556cm"/>
    </style:style>
    <style:style style:name="gr9" style:family="graphic" style:parent-style-name="standard">
      <style:graphic-properties draw:stroke="none" svg:stroke-color="#000000" draw:fill="none" draw:fill-color="#ffffff" fo:min-height="1.889cm"/>
    </style:style>
    <style:style style:name="gr10" style:family="graphic" style:parent-style-name="standard">
      <style:graphic-properties draw:stroke="none" svg:stroke-color="#000000" draw:fill="none" draw:fill-color="#ffffff" fo:min-height="0.433cm"/>
    </style:style>
    <style:style style:name="gr11" style:family="graphic" style:parent-style-name="standard">
      <style:graphic-properties draw:stroke="none" svg:stroke-color="#000000" draw:fill="none" draw:fill-color="#ffffff" fo:min-height="0.865cm"/>
    </style:style>
    <style:style style:name="gr12" style:family="graphic" style:parent-style-name="standard">
      <style:graphic-properties draw:fill="none" draw:textarea-vertical-align="middle" draw:auto-grow-height="false" fo:min-height="11.18cm" fo:min-width="13.343cm"/>
    </style:style>
    <style:style style:name="gr13" style:family="graphic" style:parent-style-name="standard">
      <style:graphic-properties draw:fill="none" draw:textarea-vertical-align="middle" draw:auto-grow-height="false" fo:min-height="10.124cm" fo:min-width="13.343cm"/>
    </style:style>
    <style:style style:name="gr14" style:family="graphic" style:parent-style-name="standard">
      <style:graphic-properties draw:fill="none" draw:textarea-vertical-align="middle" draw:auto-grow-height="false" fo:min-height="3.56cm" fo:min-width="13.343cm"/>
    </style:style>
    <style:style style:name="gr15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009900" fo:font-size="24pt" fo:font-weight="bold" style:font-size-asian="11pt" style:font-size-complex="11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text-properties fo:color="#ff3333" fo:font-size="15pt" fo:font-weight="bold" style:font-size-asian="11pt" style:font-size-complex="11pt"/>
    </style:style>
    <style:style style:name="P7" style:family="paragraph">
      <loext:graphic-properties draw:fill="none" draw:fill-color="#ffffff"/>
      <style:text-properties fo:font-size="11pt" style:font-size-asian="11pt" style:font-size-complex="11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style:text-properties fo:font-size="15pt" fo:font-weight="bold"/>
    </style:style>
    <style:style style:name="P11" style:family="paragraph">
      <loext:graphic-properties draw:fill="none" draw:fill-color="#ffffff"/>
      <style:text-properties fo:font-size="15pt" fo:font-weight="bold"/>
    </style:style>
    <style:style style:name="P12" style:family="paragraph">
      <style:text-properties fo:font-size="14pt" style:font-size-asian="14pt" style:font-size-complex="14pt"/>
    </style:style>
    <style:style style:name="T1" style:family="text">
      <style:text-properties fo:color="#009900" fo:font-size="24pt" fo:font-weight="bold" style:font-size-asian="11pt" style:font-size-complex="11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3333" fo:font-size="15pt" fo:font-weight="bold" style:font-size-asian="11pt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19cm" svg:height="1.397cm" svg:x="7.666cm" svg:y="10.09cm">
          <draw:image xlink:href="Pictures/10000201000001C70000013B94E39F5550E1811C.png" xlink:type="simple" xlink:show="embed" xlink:actuate="onLoad">
            <text:p/>
          </draw:image>
        </draw:frame>
        <draw:line draw:style-name="gr2" draw:text-style-name="P2" draw:layer="layout" svg:x1="8.65cm" svg:y1="6.588cm" svg:x2="8.67cm" svg:y2="10.239cm">
          <text:p/>
        </draw:line>
        <draw:frame draw:style-name="gr3" draw:text-style-name="P3" draw:layer="layout" svg:width="1.397cm" svg:height="1.27cm" svg:x="7.886cm" svg:y="11.659cm">
          <draw:text-box>
            <text:p>H1</text:p>
          </draw:text-box>
        </draw:frame>
        <draw:frame draw:style-name="gr4" draw:text-style-name="P4" draw:layer="layout" svg:width="6.731cm" svg:height="1.427cm" svg:x="7.604cm" svg:y="1.508cm">
          <draw:text-box>
            <text:p><text:span text:style-name="T1">Simple Switch</text:span></text:p>
          </draw:text-box>
        </draw:frame>
        <draw:frame draw:style-name="gr1" draw:text-style-name="P1" draw:layer="layout" svg:width="10.798cm" svg:height="2.996cm" svg:x="5.823cm" svg:y="4.151cm">
          <draw:image xlink:href="Pictures/100002010000012C00000041FB3B55A81A68C668.png" xlink:type="simple" xlink:show="embed" xlink:actuate="onLoad">
            <text:p/>
          </draw:image>
        </draw:frame>
        <draw:frame draw:style-name="gr1" draw:text-style-name="P1" draw:layer="layout" svg:width="2.019cm" svg:height="1.397cm" svg:x="10.467cm" svg:y="10.091cm">
          <draw:image xlink:href="Pictures/10000201000001C70000013B8FBE203112B4791B.png" xlink:type="simple" xlink:show="embed" xlink:actuate="onLoad">
            <text:p/>
          </draw:image>
        </draw:frame>
        <draw:line draw:style-name="gr2" draw:text-style-name="P2" draw:layer="layout" svg:x1="11.451cm" svg:y1="6.589cm" svg:x2="11.471cm" svg:y2="10.24cm">
          <text:p/>
        </draw:line>
        <draw:frame draw:style-name="gr3" draw:text-style-name="P3" draw:layer="layout" svg:width="1.397cm" svg:height="1.27cm" svg:x="10.687cm" svg:y="11.66cm">
          <draw:text-box>
            <text:p>H2</text:p>
          </draw:text-box>
        </draw:frame>
        <draw:frame draw:style-name="gr1" draw:text-style-name="P1" draw:layer="layout" svg:width="2.019cm" svg:height="1.397cm" svg:x="13.067cm" svg:y="10.091cm">
          <draw:image xlink:href="Pictures/10000201000001C70000013B7B763C38351B888B.png" xlink:type="simple" xlink:show="embed" xlink:actuate="onLoad">
            <text:p/>
          </draw:image>
        </draw:frame>
        <draw:line draw:style-name="gr2" draw:text-style-name="P2" draw:layer="layout" svg:x1="14.051cm" svg:y1="6.589cm" svg:x2="14.071cm" svg:y2="10.24cm">
          <text:p/>
        </draw:line>
        <draw:frame draw:style-name="gr5" draw:text-style-name="P3" draw:layer="layout" svg:width="3.415cm" svg:height="0.962cm" svg:x="12.887cm" svg:y="11.66cm">
          <draw:text-box>
            <text:p>Server1</text:p>
          </draw:text-box>
        </draw:frame>
      </draw:page>
      <draw:page draw:name="page2" draw:style-name="dp1" draw:master-page-name="Default">
        <draw:frame draw:style-name="gr1" draw:text-style-name="P1" draw:layer="layout" svg:width="1.816cm" svg:height="1.386cm" svg:x="2.98cm" svg:y="19.212cm">
          <draw:image xlink:href="Pictures/10000201000001C70000013B3FD67A4B9E52D53E.png" xlink:type="simple" xlink:show="embed" xlink:actuate="onLoad">
            <text:p/>
          </draw:image>
        </draw:frame>
        <draw:line draw:style-name="gr2" draw:text-style-name="P2" draw:layer="layout" svg:x1="3.865cm" svg:y1="15.737cm" svg:x2="3.883cm" svg:y2="19.36cm">
          <text:p/>
        </draw:line>
        <draw:frame draw:style-name="gr6" draw:text-style-name="P3" draw:layer="layout" svg:width="2.037cm" svg:height="1.673cm" svg:x="2.397cm" svg:y="20.769cm">
          <draw:text-box>
            <text:p>A1</text:p>
          </draw:text-box>
        </draw:frame>
        <draw:frame draw:style-name="gr4" draw:text-style-name="P4" draw:layer="layout" svg:width="6.731cm" svg:height="1.427cm" svg:x="7.604cm" svg:y="1.508cm">
          <draw:text-box>
            <text:p><text:span text:style-name="T1">Simple Router</text:span></text:p>
          </draw:text-box>
        </draw:frame>
        <draw:frame draw:style-name="gr1" draw:text-style-name="P1" draw:layer="layout" svg:width="6.027cm" svg:height="1.845cm" svg:x="2.023cm" svg:y="14.283cm">
          <draw:image xlink:href="Pictures/100002010000012C00000041FB3B55A81A68C668.png" xlink:type="simple" xlink:show="embed" xlink:actuate="onLoad">
            <text:p/>
          </draw:image>
        </draw:frame>
        <draw:frame draw:style-name="gr1" draw:text-style-name="P1" draw:layer="layout" svg:width="1.816cm" svg:height="1.386cm" svg:x="5.499cm" svg:y="19.213cm">
          <draw:image xlink:href="Pictures/10000201000001C70000013BCA75B6AE8C55FB4A.png" xlink:type="simple" xlink:show="embed" xlink:actuate="onLoad">
            <text:p/>
          </draw:image>
        </draw:frame>
        <draw:line draw:style-name="gr2" draw:text-style-name="P2" draw:layer="layout" svg:x1="6.384cm" svg:y1="15.738cm" svg:x2="6.402cm" svg:y2="19.361cm">
          <text:p/>
        </draw:line>
        <draw:frame draw:style-name="gr6" draw:text-style-name="P3" draw:layer="layout" svg:width="1.526cm" svg:height="1.673cm" svg:x="5.697cm" svg:y="20.77cm">
          <draw:text-box>
            <text:p>A2</text:p>
          </draw:text-box>
        </draw:frame>
        <draw:frame draw:style-name="gr6" draw:text-style-name="P3" draw:layer="layout" svg:width="3.683cm" svg:height="1.673cm" svg:x="3.286cm" svg:y="13.446cm">
          <draw:text-box>
            <text:p>switch1</text:p>
          </draw:text-box>
        </draw:frame>
        <draw:frame draw:style-name="gr1" draw:text-style-name="P1" draw:layer="layout" svg:width="1.816cm" svg:height="1.386cm" svg:x="14.181cm" svg:y="19.213cm">
          <draw:image xlink:href="Pictures/10000201000001C70000013B447CA0DBBE2A1B62.png" xlink:type="simple" xlink:show="embed" xlink:actuate="onLoad">
            <text:p/>
          </draw:image>
        </draw:frame>
        <draw:line draw:style-name="gr2" draw:text-style-name="P2" draw:layer="layout" svg:x1="15.066cm" svg:y1="15.738cm" svg:x2="15.084cm" svg:y2="19.361cm">
          <text:p/>
        </draw:line>
        <draw:frame draw:style-name="gr6" draw:text-style-name="P3" draw:layer="layout" svg:width="2.037cm" svg:height="1.673cm" svg:x="13.598cm" svg:y="20.77cm">
          <draw:text-box>
            <text:p>A3</text:p>
          </draw:text-box>
        </draw:frame>
        <draw:frame draw:style-name="gr1" draw:text-style-name="P1" draw:layer="layout" svg:width="6.027cm" svg:height="1.845cm" svg:x="13.224cm" svg:y="14.284cm">
          <draw:image xlink:href="Pictures/100002010000012C00000041FB3B55A81A68C668.png" xlink:type="simple" xlink:show="embed" xlink:actuate="onLoad">
            <text:p/>
          </draw:image>
        </draw:frame>
        <draw:frame draw:style-name="gr1" draw:text-style-name="P1" draw:layer="layout" svg:width="1.816cm" svg:height="1.386cm" svg:x="16.7cm" svg:y="19.214cm">
          <draw:image xlink:href="Pictures/10000201000001C70000013B62B9B817CF23ED56.png" xlink:type="simple" xlink:show="embed" xlink:actuate="onLoad">
            <text:p/>
          </draw:image>
        </draw:frame>
        <draw:line draw:style-name="gr2" draw:text-style-name="P2" draw:layer="layout" svg:x1="17.585cm" svg:y1="15.739cm" svg:x2="17.603cm" svg:y2="19.362cm">
          <text:p/>
        </draw:line>
        <draw:frame draw:style-name="gr6" draw:text-style-name="P3" draw:layer="layout" svg:width="1.526cm" svg:height="1.673cm" svg:x="16.898cm" svg:y="20.771cm">
          <draw:text-box>
            <text:p>A4</text:p>
          </draw:text-box>
        </draw:frame>
        <draw:frame draw:style-name="gr6" draw:text-style-name="P3" draw:layer="layout" svg:width="3.683cm" svg:height="1.673cm" svg:x="14.487cm" svg:y="13.447cm">
          <draw:text-box>
            <text:p>switch2</text:p>
          </draw:text-box>
        </draw:frame>
        <draw:frame draw:style-name="gr1" draw:text-style-name="P1" draw:layer="layout" svg:width="5.588cm" svg:height="5.984cm" svg:x="7.477cm" svg:y="4.683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6.334cm" svg:y1="14.462cm" svg:x2="9.89cm" svg:y2="9.636cm">
          <text:p/>
        </draw:line>
        <draw:line draw:style-name="gr2" draw:text-style-name="P2" draw:layer="layout" svg:x1="10.906cm" svg:y1="9.763cm" svg:x2="15.605cm" svg:y2="14.589cm">
          <text:p/>
        </draw:line>
        <draw:frame draw:style-name="gr7" draw:text-style-name="P5" draw:layer="layout" svg:width="3.683cm" svg:height="0.889cm" svg:x="5.572cm" svg:y="10.017cm">
          <draw:text-box>
            <text:p><text:span text:style-name="T2">10.20.20.1</text:span></text:p>
          </draw:text-box>
        </draw:frame>
        <draw:frame draw:style-name="gr7" draw:text-style-name="P5" draw:layer="layout" svg:width="3.683cm" svg:height="0.889cm" svg:x="12.049cm" svg:y="9.89cm">
          <draw:text-box>
            <text:p><text:span text:style-name="T2">10.20.21.1</text:span></text:p>
          </draw:text-box>
        </draw:frame>
      </draw:page>
      <draw:page draw:name="page3" draw:style-name="dp1" draw:master-page-name="Default">
        <draw:frame draw:style-name="gr1" draw:text-style-name="P1" draw:layer="layout" svg:width="1.816cm" svg:height="1.386cm" svg:x="2.98cm" svg:y="19.212cm">
          <draw:image xlink:href="Pictures/10000201000001C70000013B65A74A5382A5FBFE.png" xlink:type="simple" xlink:show="embed" xlink:actuate="onLoad">
            <text:p/>
          </draw:image>
        </draw:frame>
        <draw:line draw:style-name="gr2" draw:text-style-name="P2" draw:layer="layout" svg:x1="3.865cm" svg:y1="15.737cm" svg:x2="3.883cm" svg:y2="19.36cm">
          <text:p/>
        </draw:line>
        <draw:frame draw:style-name="gr6" draw:text-style-name="P3" draw:layer="layout" svg:width="2.037cm" svg:height="1.673cm" svg:x="2.397cm" svg:y="20.769cm">
          <draw:text-box>
            <text:p>A1</text:p>
          </draw:text-box>
        </draw:frame>
        <draw:frame draw:style-name="gr4" draw:text-style-name="P4" draw:layer="layout" svg:width="6.731cm" svg:height="1.427cm" svg:x="7.604cm" svg:y="1.508cm">
          <draw:text-box>
            <text:p><text:span text:style-name="T1">Two Routers</text:span></text:p>
          </draw:text-box>
        </draw:frame>
        <draw:frame draw:style-name="gr1" draw:text-style-name="P1" draw:layer="layout" svg:width="6.027cm" svg:height="1.845cm" svg:x="2.023cm" svg:y="14.283cm">
          <draw:image xlink:href="Pictures/100002010000012C00000041FB3B55A81A68C668.png" xlink:type="simple" xlink:show="embed" xlink:actuate="onLoad">
            <text:p/>
          </draw:image>
        </draw:frame>
        <draw:frame draw:style-name="gr1" draw:text-style-name="P1" draw:layer="layout" svg:width="1.816cm" svg:height="1.386cm" svg:x="5.499cm" svg:y="19.213cm">
          <draw:image xlink:href="Pictures/10000201000001C70000013B2321DEB47E94C40F.png" xlink:type="simple" xlink:show="embed" xlink:actuate="onLoad">
            <text:p/>
          </draw:image>
        </draw:frame>
        <draw:line draw:style-name="gr2" draw:text-style-name="P2" draw:layer="layout" svg:x1="6.384cm" svg:y1="15.738cm" svg:x2="6.402cm" svg:y2="19.361cm">
          <text:p/>
        </draw:line>
        <draw:frame draw:style-name="gr6" draw:text-style-name="P3" draw:layer="layout" svg:width="1.526cm" svg:height="1.673cm" svg:x="5.697cm" svg:y="20.77cm">
          <draw:text-box>
            <text:p>A2</text:p>
          </draw:text-box>
        </draw:frame>
        <draw:frame draw:style-name="gr6" draw:text-style-name="P3" draw:layer="layout" svg:width="3.683cm" svg:height="1.673cm" svg:x="3.286cm" svg:y="13.446cm">
          <draw:text-box>
            <text:p>switch1</text:p>
          </draw:text-box>
        </draw:frame>
        <draw:frame draw:style-name="gr1" draw:text-style-name="P1" draw:layer="layout" svg:width="1.816cm" svg:height="1.386cm" svg:x="14.181cm" svg:y="19.213cm">
          <draw:image xlink:href="Pictures/10000201000001C70000013B69C650E8256B328D.png" xlink:type="simple" xlink:show="embed" xlink:actuate="onLoad">
            <text:p/>
          </draw:image>
        </draw:frame>
        <draw:line draw:style-name="gr2" draw:text-style-name="P2" draw:layer="layout" svg:x1="15.066cm" svg:y1="15.738cm" svg:x2="15.084cm" svg:y2="19.361cm">
          <text:p/>
        </draw:line>
        <draw:frame draw:style-name="gr6" draw:text-style-name="P3" draw:layer="layout" svg:width="2.037cm" svg:height="1.673cm" svg:x="13.598cm" svg:y="20.77cm">
          <draw:text-box>
            <text:p>A3</text:p>
          </draw:text-box>
        </draw:frame>
        <draw:frame draw:style-name="gr1" draw:text-style-name="P1" draw:layer="layout" svg:width="6.027cm" svg:height="1.845cm" svg:x="13.224cm" svg:y="14.284cm">
          <draw:image xlink:href="Pictures/100002010000012C00000041FB3B55A81A68C668.png" xlink:type="simple" xlink:show="embed" xlink:actuate="onLoad">
            <text:p/>
          </draw:image>
        </draw:frame>
        <draw:frame draw:style-name="gr1" draw:text-style-name="P1" draw:layer="layout" svg:width="1.816cm" svg:height="1.386cm" svg:x="16.7cm" svg:y="19.214cm">
          <draw:image xlink:href="Pictures/10000201000001C70000013BF0919951B095C2E7.png" xlink:type="simple" xlink:show="embed" xlink:actuate="onLoad">
            <text:p/>
          </draw:image>
        </draw:frame>
        <draw:line draw:style-name="gr2" draw:text-style-name="P2" draw:layer="layout" svg:x1="17.585cm" svg:y1="15.739cm" svg:x2="17.603cm" svg:y2="19.362cm">
          <text:p/>
        </draw:line>
        <draw:frame draw:style-name="gr6" draw:text-style-name="P3" draw:layer="layout" svg:width="1.526cm" svg:height="1.673cm" svg:x="16.898cm" svg:y="20.771cm">
          <draw:text-box>
            <text:p>A4</text:p>
          </draw:text-box>
        </draw:frame>
        <draw:frame draw:style-name="gr6" draw:text-style-name="P3" draw:layer="layout" svg:width="3.683cm" svg:height="1.673cm" svg:x="14.487cm" svg:y="13.447cm">
          <draw:text-box>
            <text:p>switch2</text:p>
          </draw:text-box>
        </draw:frame>
        <draw:frame draw:style-name="gr1" draw:text-style-name="P1" draw:layer="layout" svg:width="4.165cm" svg:height="4.46cm" svg:x="2.869cm" svg:y="5.43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5.234cm" svg:y1="14.562cm" svg:x2="5.107cm" svg:y2="9.101cm">
          <text:p/>
        </draw:line>
        <draw:frame draw:style-name="gr7" draw:text-style-name="P5" draw:layer="layout" svg:width="3.683cm" svg:height="0.889cm" svg:x="2.016cm" svg:y="10.144cm">
          <draw:text-box>
            <text:p><text:span text:style-name="T2">10.20.20.1</text:span></text:p>
          </draw:text-box>
        </draw:frame>
        <draw:frame draw:style-name="gr1" draw:text-style-name="P1" draw:layer="layout" svg:width="4.165cm" svg:height="4.46cm" svg:x="13.37cm" svg:y="5.43cm">
          <draw:image xlink:href="Pictures/10000201000000C8000000A700C779154209EB46.png" xlink:type="simple" xlink:show="embed" xlink:actuate="onLoad">
            <text:p/>
          </draw:image>
        </draw:frame>
        <draw:frame draw:style-name="gr8" draw:text-style-name="P5" draw:layer="layout" svg:width="3.683cm" svg:height="0.806cm" svg:x="15.859cm" svg:y="10.144cm">
          <draw:text-box>
            <text:p><text:span text:style-name="T2">10.20.21.1</text:span></text:p>
          </draw:text-box>
        </draw:frame>
        <draw:line draw:style-name="gr2" draw:text-style-name="P2" draw:layer="layout" svg:x1="15.605cm" svg:y1="9.255cm" svg:x2="15.605cm" svg:y2="14.589cm">
          <text:p/>
        </draw:line>
        <draw:line draw:style-name="gr2" draw:text-style-name="P2" draw:layer="layout" svg:x1="6.361cm" svg:y1="7.731cm" svg:x2="13.727cm" svg:y2="7.604cm">
          <text:p/>
        </draw:line>
        <draw:frame draw:style-name="gr7" draw:text-style-name="P5" draw:layer="layout" svg:width="3.683cm" svg:height="0.889cm" svg:x="6.617cm" svg:y="6.545cm">
          <draw:text-box>
            <text:p><text:span text:style-name="T2">172.1.1.1</text:span></text:p>
          </draw:text-box>
        </draw:frame>
        <draw:frame draw:style-name="gr7" draw:text-style-name="P5" draw:layer="layout" svg:width="3.683cm" svg:height="0.889cm" svg:x="11.018cm" svg:y="6.546cm">
          <draw:text-box>
            <text:p><text:span text:style-name="T2">172.1.1.2</text:span></text:p>
          </draw:text-box>
        </draw:frame>
      </draw:page>
      <draw:page draw:name="page4" draw:style-name="dp1" draw:master-page-name="Default">
        <draw:frame draw:style-name="gr1" draw:text-style-name="P1" draw:layer="layout" svg:width="1.816cm" svg:height="1.386cm" svg:x="2.98cm" svg:y="19.212cm">
          <draw:image xlink:href="Pictures/10000201000001C70000013B936ACC288213A249.png" xlink:type="simple" xlink:show="embed" xlink:actuate="onLoad">
            <text:p/>
          </draw:image>
        </draw:frame>
        <draw:line draw:style-name="gr2" draw:text-style-name="P2" draw:layer="layout" svg:x1="3.865cm" svg:y1="15.737cm" svg:x2="3.883cm" svg:y2="19.36cm">
          <text:p/>
        </draw:line>
        <draw:frame draw:style-name="gr6" draw:text-style-name="P3" draw:layer="layout" svg:width="2.037cm" svg:height="1.673cm" svg:x="3.197cm" svg:y="20.769cm">
          <draw:text-box>
            <text:p>A1</text:p>
          </draw:text-box>
        </draw:frame>
        <draw:frame draw:style-name="gr9" draw:text-style-name="P4" draw:layer="layout" svg:width="10.414cm" svg:height="2.139cm" svg:x="7.604cm" svg:y="1.508cm">
          <draw:text-box>
            <text:p><text:span text:style-name="T1">OSPF Topology</text:span></text:p>
          </draw:text-box>
        </draw:frame>
        <draw:frame draw:style-name="gr1" draw:text-style-name="P1" draw:layer="layout" svg:width="4.057cm" svg:height="1.242cm" svg:x="2.023cm" svg:y="14.886cm">
          <draw:image xlink:href="Pictures/100002010000012C00000041FB3B55A81A68C668.png" xlink:type="simple" xlink:show="embed" xlink:actuate="onLoad">
            <text:p/>
          </draw:image>
        </draw:frame>
        <draw:frame draw:style-name="gr6" draw:text-style-name="P3" draw:layer="layout" svg:width="3.683cm" svg:height="1.673cm" svg:x="3.286cm" svg:y="13.446cm">
          <draw:text-box>
            <text:p>switch1</text:p>
          </draw:text-box>
        </draw:frame>
        <draw:frame draw:style-name="gr1" draw:text-style-name="P1" draw:layer="layout" svg:width="2.703cm" svg:height="2.894cm" svg:x="2.869cm" svg:y="6.996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4.175cm" svg:y1="15.097cm" svg:x2="4.007cm" svg:y2="9.301cm">
          <text:p/>
        </draw:line>
        <draw:frame draw:style-name="gr7" draw:text-style-name="P5" draw:layer="layout" svg:width="3.683cm" svg:height="0.889cm" svg:x="2.524cm" svg:y="10.144cm">
          <draw:text-box>
            <text:p><text:span text:style-name="T2">10.10.10.1</text:span></text:p>
          </draw:text-box>
        </draw:frame>
        <draw:line draw:style-name="gr2" draw:text-style-name="P2" draw:layer="layout" svg:x1="4.429cm" svg:y1="7.604cm" svg:x2="9.509cm" svg:y2="4.302cm">
          <text:p/>
        </draw:line>
        <draw:frame draw:style-name="gr7" draw:text-style-name="P5" draw:layer="layout" svg:width="3.683cm" svg:height="0.889cm" svg:x="2.397cm" svg:y="6.207cm">
          <draw:text-box>
            <text:p><text:span text:style-name="T2">172.1.1.1</text:span></text:p>
          </draw:text-box>
        </draw:frame>
        <draw:frame draw:style-name="gr8" draw:text-style-name="P5" draw:layer="layout" svg:width="3.683cm" svg:height="0.806cm" svg:x="6.461cm" svg:y="6.334cm">
          <draw:text-box>
            <text:p><text:span text:style-name="T2">172.1.1.2</text:span></text:p>
          </draw:text-box>
        </draw:frame>
        <draw:frame draw:style-name="gr7" draw:text-style-name="P5" draw:layer="layout" svg:width="3.683cm" svg:height="0.889cm" svg:x="2.525cm" svg:y="18.345cm">
          <draw:text-box>
            <text:p><text:span text:style-name="T2">10.10.10.2</text:span></text:p>
          </draw:text-box>
        </draw:frame>
        <draw:frame draw:style-name="gr1" draw:text-style-name="P1" draw:layer="layout" svg:width="1.816cm" svg:height="1.386cm" svg:x="7.78cm" svg:y="19.212cm">
          <draw:image xlink:href="Pictures/10000201000001C70000013B936ACC288213A249.png" xlink:type="simple" xlink:show="embed" xlink:actuate="onLoad">
            <text:p/>
          </draw:image>
        </draw:frame>
        <draw:line draw:style-name="gr2" draw:text-style-name="P2" draw:layer="layout" svg:x1="8.665cm" svg:y1="15.737cm" svg:x2="8.683cm" svg:y2="19.36cm">
          <text:p/>
        </draw:line>
        <draw:frame draw:style-name="gr6" draw:text-style-name="P3" draw:layer="layout" svg:width="2.037cm" svg:height="1.673cm" svg:x="7.997cm" svg:y="20.769cm">
          <draw:text-box>
            <text:p>B1</text:p>
          </draw:text-box>
        </draw:frame>
        <draw:frame draw:style-name="gr1" draw:text-style-name="P1" draw:layer="layout" svg:width="4.057cm" svg:height="1.242cm" svg:x="6.823cm" svg:y="14.886cm">
          <draw:image xlink:href="Pictures/100002010000012C00000041FB3B55A81A68C668.png" xlink:type="simple" xlink:show="embed" xlink:actuate="onLoad">
            <text:p/>
          </draw:image>
        </draw:frame>
        <draw:frame draw:style-name="gr6" draw:text-style-name="P3" draw:layer="layout" svg:width="3.683cm" svg:height="1.673cm" svg:x="8.086cm" svg:y="13.446cm">
          <draw:text-box>
            <text:p>switch2</text:p>
          </draw:text-box>
        </draw:frame>
        <draw:frame draw:style-name="gr1" draw:text-style-name="P1" draw:layer="layout" svg:width="2.703cm" svg:height="2.894cm" svg:x="7.669cm" svg:y="6.996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8.975cm" svg:y1="15.097cm" svg:x2="8.807cm" svg:y2="9.301cm">
          <text:p/>
        </draw:line>
        <draw:frame draw:style-name="gr7" draw:text-style-name="P5" draw:layer="layout" svg:width="3.683cm" svg:height="0.889cm" svg:x="7.324cm" svg:y="10.144cm">
          <draw:text-box>
            <text:p><text:span text:style-name="T2">10.10.20.1</text:span></text:p>
          </draw:text-box>
        </draw:frame>
        <draw:frame draw:style-name="gr7" draw:text-style-name="P5" draw:layer="layout" svg:width="3.683cm" svg:height="0.889cm" svg:x="7.325cm" svg:y="18.345cm">
          <draw:text-box>
            <text:p><text:span text:style-name="T2">10.10.20.2</text:span></text:p>
          </draw:text-box>
        </draw:frame>
        <draw:frame draw:style-name="gr1" draw:text-style-name="P1" draw:layer="layout" svg:width="1.816cm" svg:height="1.386cm" svg:x="12.78cm" svg:y="19.212cm">
          <draw:image xlink:href="Pictures/10000201000001C70000013B6C04850D9323C0BC.png" xlink:type="simple" xlink:show="embed" xlink:actuate="onLoad">
            <text:p/>
          </draw:image>
        </draw:frame>
        <draw:line draw:style-name="gr2" draw:text-style-name="P2" draw:layer="layout" svg:x1="13.665cm" svg:y1="15.737cm" svg:x2="13.683cm" svg:y2="19.36cm">
          <text:p/>
        </draw:line>
        <draw:frame draw:style-name="gr6" draw:text-style-name="P3" draw:layer="layout" svg:width="2.037cm" svg:height="1.673cm" svg:x="12.997cm" svg:y="20.769cm">
          <draw:text-box>
            <text:p>C1</text:p>
          </draw:text-box>
        </draw:frame>
        <draw:frame draw:style-name="gr1" draw:text-style-name="P1" draw:layer="layout" svg:width="4.057cm" svg:height="1.242cm" svg:x="11.823cm" svg:y="14.886cm">
          <draw:image xlink:href="Pictures/100002010000012C00000041FB3B55A81A68C668.png" xlink:type="simple" xlink:show="embed" xlink:actuate="onLoad">
            <text:p/>
          </draw:image>
        </draw:frame>
        <draw:frame draw:style-name="gr6" draw:text-style-name="P3" draw:layer="layout" svg:width="3.683cm" svg:height="1.673cm" svg:x="13.086cm" svg:y="13.446cm">
          <draw:text-box>
            <text:p>switch3</text:p>
          </draw:text-box>
        </draw:frame>
        <draw:frame draw:style-name="gr1" draw:text-style-name="P1" draw:layer="layout" svg:width="2.703cm" svg:height="2.894cm" svg:x="12.669cm" svg:y="6.996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13.975cm" svg:y1="15.097cm" svg:x2="13.807cm" svg:y2="9.301cm">
          <text:p/>
        </draw:line>
        <draw:frame draw:style-name="gr7" draw:text-style-name="P5" draw:layer="layout" svg:width="3.683cm" svg:height="0.889cm" svg:x="12.324cm" svg:y="10.144cm">
          <draw:text-box>
            <text:p><text:span text:style-name="T2">10.10.30.1</text:span></text:p>
          </draw:text-box>
        </draw:frame>
        <draw:frame draw:style-name="gr7" draw:text-style-name="P5" draw:layer="layout" svg:width="3.683cm" svg:height="0.889cm" svg:x="12.325cm" svg:y="18.345cm">
          <draw:text-box>
            <text:p><text:span text:style-name="T2">10.10.30.2</text:span></text:p>
          </draw:text-box>
        </draw:frame>
        <draw:frame draw:style-name="gr1" draw:text-style-name="P1" draw:layer="layout" svg:width="1.816cm" svg:height="1.386cm" svg:x="17.18cm" svg:y="19.212cm">
          <draw:image xlink:href="Pictures/10000201000001C70000013B62B9B817CF23ED56.png" xlink:type="simple" xlink:show="embed" xlink:actuate="onLoad">
            <text:p/>
          </draw:image>
        </draw:frame>
        <draw:line draw:style-name="gr2" draw:text-style-name="P2" draw:layer="layout" svg:x1="18.065cm" svg:y1="15.737cm" svg:x2="18.083cm" svg:y2="19.36cm">
          <text:p/>
        </draw:line>
        <draw:frame draw:style-name="gr6" draw:text-style-name="P3" draw:layer="layout" svg:width="2.037cm" svg:height="1.673cm" svg:x="17.397cm" svg:y="20.769cm">
          <draw:text-box>
            <text:p>D1</text:p>
          </draw:text-box>
        </draw:frame>
        <draw:frame draw:style-name="gr1" draw:text-style-name="P1" draw:layer="layout" svg:width="4.057cm" svg:height="1.242cm" svg:x="16.223cm" svg:y="14.886cm">
          <draw:image xlink:href="Pictures/100002010000012C00000041FB3B55A81A68C668.png" xlink:type="simple" xlink:show="embed" xlink:actuate="onLoad">
            <text:p/>
          </draw:image>
        </draw:frame>
        <draw:frame draw:style-name="gr6" draw:text-style-name="P3" draw:layer="layout" svg:width="3.683cm" svg:height="1.673cm" svg:x="17.486cm" svg:y="13.446cm">
          <draw:text-box>
            <text:p>switch4</text:p>
          </draw:text-box>
        </draw:frame>
        <draw:frame draw:style-name="gr1" draw:text-style-name="P1" draw:layer="layout" svg:width="2.703cm" svg:height="2.894cm" svg:x="17.069cm" svg:y="6.996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18.375cm" svg:y1="15.097cm" svg:x2="18.207cm" svg:y2="9.301cm">
          <text:p/>
        </draw:line>
        <draw:frame draw:style-name="gr7" draw:text-style-name="P5" draw:layer="layout" svg:width="3.683cm" svg:height="0.889cm" svg:x="16.724cm" svg:y="10.144cm">
          <draw:text-box>
            <text:p><text:span text:style-name="T2">10.10.40.1</text:span></text:p>
          </draw:text-box>
        </draw:frame>
        <draw:frame draw:style-name="gr7" draw:text-style-name="P5" draw:layer="layout" svg:width="3.683cm" svg:height="0.889cm" svg:x="16.725cm" svg:y="18.345cm">
          <draw:text-box>
            <text:p><text:span text:style-name="T2">10.10.40.2</text:span></text:p>
          </draw:text-box>
        </draw:frame>
        <draw:frame draw:style-name="gr1" draw:text-style-name="P1" draw:layer="layout" svg:width="4.057cm" svg:height="1.242cm" svg:x="8.024cm" svg:y="3.286cm">
          <draw:image xlink:href="Pictures/100002010000012C00000041FB3B55A81A68C668.png" xlink:type="simple" xlink:show="embed" xlink:actuate="onLoad">
            <text:p/>
          </draw:image>
        </draw:frame>
        <draw:line draw:style-name="gr2" draw:text-style-name="P2" draw:layer="layout" svg:x1="9.89cm" svg:y1="4.302cm" svg:x2="8.874cm" svg:y2="7.477cm">
          <text:p/>
        </draw:line>
        <draw:line draw:style-name="gr2" draw:text-style-name="P2" draw:layer="layout" svg:x1="10.652cm" svg:y1="4.175cm" svg:x2="13.827cm" svg:y2="7.858cm">
          <text:p/>
        </draw:line>
        <draw:line draw:style-name="gr2" draw:text-style-name="P2" draw:layer="layout" svg:x1="11.414cm" svg:y1="4.175cm" svg:x2="18.018cm" svg:y2="7.731cm">
          <text:p/>
        </draw:line>
        <draw:frame draw:style-name="gr8" draw:text-style-name="P5" draw:layer="layout" svg:width="3.683cm" svg:height="0.806cm" svg:x="11.362cm" svg:y="6.334cm">
          <draw:text-box>
            <text:p><text:span text:style-name="T2">172.1.1.3</text:span></text:p>
          </draw:text-box>
        </draw:frame>
        <draw:frame draw:style-name="gr8" draw:text-style-name="P5" draw:layer="layout" svg:width="3.683cm" svg:height="0.806cm" svg:x="15.605cm" svg:y="6.461cm">
          <draw:text-box>
            <text:p><text:span text:style-name="T2">172.1.1.4</text:span></text:p>
          </draw:text-box>
        </draw:frame>
        <draw:frame draw:style-name="gr4" draw:text-style-name="P6" draw:layer="layout" svg:width="3.556cm" svg:height="1.427cm" svg:x="12.684cm" svg:y="3.256cm">
          <draw:text-box>
            <text:p><text:span text:style-name="T3">OSPF</text:span></text:p>
            <text:p><text:span text:style-name="T3">Area 0.0.0.0</text:span></text:p>
          </draw:text-box>
        </draw:frame>
      </draw:page>
      <draw:page draw:name="page5" draw:style-name="dp1" draw:master-page-name="Default">
        <draw:frame draw:style-name="gr8" draw:text-style-name="P7" draw:layer="layout" svg:width="3.556cm" svg:height="0.806cm" svg:x="17.638cm" svg:y="5.192cm">
          <draw:text-box>
            <text:p><text:span text:style-name="T4">10.2.1.2/24</text:span></text:p>
          </draw:text-box>
        </draw:frame>
        <draw:frame draw:style-name="gr1" draw:text-style-name="P1" draw:layer="layout" svg:width="2.019cm" svg:height="1.397cm" svg:x="3.267cm" svg:y="17.891cm">
          <draw:image xlink:href="Pictures/10000201000001C70000013B26C592767BCE75F2.png" xlink:type="simple" xlink:show="embed" xlink:actuate="onLoad">
            <text:p/>
          </draw:image>
        </draw:frame>
        <draw:frame draw:style-name="gr1" draw:text-style-name="P1" draw:layer="layout" svg:width="2.506cm" svg:height="2.092cm" svg:x="3.575cm" svg:y="12.05cm">
          <draw:image xlink:href="Pictures/10000201000000C8000000A700C779154209EB46.png" xlink:type="simple" xlink:show="embed" xlink:actuate="onLoad">
            <text:p/>
          </draw:image>
        </draw:frame>
        <draw:frame draw:style-name="gr1" draw:text-style-name="P1" draw:layer="layout" svg:width="2.633cm" svg:height="2.198cm" svg:x="13.735cm" svg:y="7.693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4.444cm" svg:y1="13.595cm" svg:x2="4.571cm" svg:y2="18.04cm">
          <text:p/>
        </draw:line>
        <draw:line draw:style-name="gr2" draw:text-style-name="P2" draw:layer="layout" svg:x1="5.319cm" svg:y1="12.304cm" svg:x2="14.082cm" svg:y2="9.002cm">
          <text:p/>
        </draw:line>
        <draw:frame draw:style-name="gr3" draw:text-style-name="P3" draw:layer="layout" svg:width="1.397cm" svg:height="1.27cm" svg:x="3.428cm" svg:y="19.227cm">
          <draw:text-box>
            <text:p>A1</text:p>
          </draw:text-box>
        </draw:frame>
        <draw:frame draw:style-name="gr8" draw:text-style-name="P7" draw:layer="layout" svg:width="3.556cm" svg:height="0.806cm" svg:x="3.193cm" svg:y="14.013cm">
          <draw:text-box>
            <text:p><text:span text:style-name="T4">10.1.1.1/24</text:span></text:p>
          </draw:text-box>
        </draw:frame>
        <draw:frame draw:style-name="gr10" draw:text-style-name="P7" draw:layer="layout" svg:width="2.667cm" svg:height="0.683cm" svg:x="5.714cm" svg:y="10.943cm">
          <draw:text-box>
            <text:p><text:span text:style-name="T4">192.168.1.1</text:span></text:p>
          </draw:text-box>
        </draw:frame>
        <draw:frame draw:style-name="gr11" draw:text-style-name="P7" draw:layer="layout" svg:width="2.667cm" svg:height="1.115cm" svg:x="10.653cm" svg:y="9.51cm">
          <draw:text-box>
            <text:p><text:span text:style-name="T4">192.168.1.2</text:span></text:p>
          </draw:text-box>
        </draw:frame>
        <draw:frame draw:style-name="gr3" draw:text-style-name="P3" draw:layer="layout" svg:width="2.539cm" svg:height="1.27cm" svg:x="2.653cm" svg:y="12.05cm">
          <draw:text-box>
            <text:p>R1</text:p>
          </draw:text-box>
        </draw:frame>
        <draw:frame draw:style-name="gr3" draw:text-style-name="P3" draw:layer="layout" svg:width="2.539cm" svg:height="1.27cm" svg:x="13.194cm" svg:y="7.224cm">
          <draw:text-box>
            <text:p>R2</text:p>
          </draw:text-box>
        </draw:frame>
        <draw:frame draw:style-name="gr8" draw:text-style-name="P7" draw:layer="layout" svg:width="3.556cm" svg:height="0.806cm" svg:x="15.749cm" svg:y="18.409cm">
          <draw:text-box>
            <text:p><text:span text:style-name="T4">10.3.1.1/24</text:span></text:p>
          </draw:text-box>
        </draw:frame>
        <draw:frame draw:style-name="gr8" draw:text-style-name="P7" draw:layer="layout" svg:width="3.556cm" svg:height="0.806cm" svg:x="1.509cm" svg:y="16.832cm">
          <draw:text-box>
            <text:p><text:span text:style-name="T4">10.1.1.2/24</text:span></text:p>
          </draw:text-box>
        </draw:frame>
        <draw:frame draw:style-name="gr8" draw:text-style-name="P7" draw:layer="layout" svg:width="3.556cm" svg:height="0.806cm" svg:x="15.876cm" svg:y="21.089cm">
          <draw:text-box>
            <text:p><text:span text:style-name="T4">10.3.1.2/24</text:span></text:p>
          </draw:text-box>
        </draw:frame>
        <draw:frame draw:style-name="gr4" draw:text-style-name="P6" draw:layer="layout" svg:width="3.556cm" svg:height="1.427cm" svg:x="9.637cm" svg:y="11.639cm">
          <draw:text-box>
            <text:p><text:span text:style-name="T3">BGP</text:span></text:p>
            <text:p><text:span text:style-name="T3">AS 65401</text:span></text:p>
          </draw:text-box>
        </draw:frame>
        <draw:frame draw:style-name="gr4" draw:text-style-name="P4" draw:layer="layout" svg:width="13.081cm" svg:height="1.427cm" svg:x="4.43cm" svg:y="1.509cm">
          <draw:text-box>
            <text:p><text:span text:style-name="T1">IBGP Topology </text:span></text:p>
          </draw:text-box>
        </draw:frame>
        <draw:frame draw:style-name="gr1" draw:text-style-name="P1" draw:layer="layout" svg:width="2.506cm" svg:height="2.092cm" svg:x="13.735cm" svg:y="16.114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5.58cm" svg:y1="13.297cm" svg:x2="13.701cm" svg:y2="16.876cm">
          <text:p/>
        </draw:line>
        <draw:line draw:style-name="gr2" draw:text-style-name="P2" draw:layer="layout" svg:x1="14.944cm" svg:y1="16.468cm" svg:x2="14.944cm" svg:y2="9.356cm">
          <text:p/>
        </draw:line>
        <draw:frame draw:style-name="gr10" draw:text-style-name="P7" draw:layer="layout" svg:width="2.667cm" svg:height="0.683cm" svg:x="5.446cm" svg:y="13.526cm">
          <draw:text-box>
            <text:p><text:span text:style-name="T4">192.168.2.1</text:span></text:p>
          </draw:text-box>
        </draw:frame>
        <draw:frame draw:style-name="gr10" draw:text-style-name="P7" draw:layer="layout" svg:width="2.667cm" svg:height="0.683cm" svg:x="10.526cm" svg:y="15.685cm">
          <draw:text-box>
            <text:p><text:span text:style-name="T4">192.168.2.2</text:span></text:p>
          </draw:text-box>
        </draw:frame>
        <draw:frame draw:style-name="gr10" draw:text-style-name="P7" draw:layer="layout" svg:width="2.667cm" svg:height="0.683cm" svg:x="15.352cm" svg:y="9.764cm">
          <draw:text-box>
            <text:p><text:span text:style-name="T4">192.168.3.2</text:span></text:p>
          </draw:text-box>
        </draw:frame>
        <draw:frame draw:style-name="gr10" draw:text-style-name="P7" draw:layer="layout" svg:width="2.667cm" svg:height="0.683cm" svg:x="15.606cm" svg:y="15.352cm">
          <draw:text-box>
            <text:p><text:span text:style-name="T4">192.168.3.1</text:span></text:p>
          </draw:text-box>
        </draw:frame>
        <draw:frame draw:style-name="gr3" draw:text-style-name="P3" draw:layer="layout" svg:width="2.539cm" svg:height="1.27cm" svg:x="15.86cm" svg:y="16.622cm">
          <draw:text-box>
            <text:p>R3</text:p>
          </draw:text-box>
        </draw:frame>
        <draw:frame draw:style-name="gr1" draw:text-style-name="P1" draw:layer="layout" svg:width="2.019cm" svg:height="1.397cm" svg:x="14.167cm" svg:y="21.292cm">
          <draw:image xlink:href="Pictures/10000201000001C70000013B2623D6007FF0D2A7.png" xlink:type="simple" xlink:show="embed" xlink:actuate="onLoad">
            <text:p/>
          </draw:image>
        </draw:frame>
        <draw:line draw:style-name="gr2" draw:text-style-name="P2" draw:layer="layout" svg:x1="15.049cm" svg:y1="17.755cm" svg:x2="15.049cm" svg:y2="21.74cm">
          <text:p/>
        </draw:line>
        <draw:frame draw:style-name="gr3" draw:text-style-name="P3" draw:layer="layout" svg:width="1.397cm" svg:height="1.27cm" svg:x="14.101cm" svg:y="22.6cm">
          <draw:text-box>
            <text:p>C1</text:p>
          </draw:text-box>
        </draw:frame>
        <draw:frame draw:style-name="gr8" draw:text-style-name="P7" draw:layer="layout" svg:width="3.556cm" svg:height="0.806cm" svg:x="15.987cm" svg:y="7.478cm">
          <draw:text-box>
            <text:p><text:span text:style-name="T4">10.2.1.1/24</text:span></text:p>
          </draw:text-box>
        </draw:frame>
        <draw:frame draw:style-name="gr8" draw:text-style-name="P7" draw:layer="layout" svg:width="3.556cm" svg:height="0.806cm" svg:x="17.638cm" svg:y="5.192cm">
          <draw:text-box>
            <text:p><text:span text:style-name="T4">10.2.1.2/24</text:span></text:p>
          </draw:text-box>
        </draw:frame>
        <draw:frame draw:style-name="gr1" draw:text-style-name="P1" draw:layer="layout" svg:width="2.019cm" svg:height="1.397cm" svg:x="16.368cm" svg:y="3.793cm">
          <draw:image xlink:href="Pictures/10000201000001C70000013B69C650E8256B328D.png" xlink:type="simple" xlink:show="embed" xlink:actuate="onLoad">
            <text:p/>
          </draw:image>
        </draw:frame>
        <draw:line draw:style-name="gr2" draw:text-style-name="P2" draw:layer="layout" svg:x1="17.384cm" svg:y1="4.763cm" svg:x2="15.606cm" svg:y2="8.113cm">
          <text:p/>
        </draw:line>
        <draw:frame draw:style-name="gr3" draw:text-style-name="P3" draw:layer="layout" svg:width="1.397cm" svg:height="1.27cm" svg:x="16.302cm" svg:y="5.101cm">
          <draw:text-box>
            <text:p>B1</text:p>
          </draw:text-box>
        </draw:frame>
      </draw:page>
      <draw:page draw:name="page6" draw:style-name="dp1" draw:master-page-name="Default">
        <draw:frame draw:style-name="gr8" draw:text-style-name="P7" draw:layer="layout" svg:width="3.556cm" svg:height="0.806cm" svg:x="17.638cm" svg:y="5.192cm">
          <draw:text-box>
            <text:p><text:span text:style-name="T4">10.2.1.2/24</text:span></text:p>
          </draw:text-box>
        </draw:frame>
        <draw:frame draw:style-name="gr1" draw:text-style-name="P1" draw:layer="layout" svg:width="2.019cm" svg:height="1.397cm" svg:x="3.267cm" svg:y="17.891cm">
          <draw:image xlink:href="Pictures/10000201000001C70000013B48FB241C84712B49.png" xlink:type="simple" xlink:show="embed" xlink:actuate="onLoad">
            <text:p/>
          </draw:image>
        </draw:frame>
        <draw:frame draw:style-name="gr1" draw:text-style-name="P1" draw:layer="layout" svg:width="2.506cm" svg:height="2.092cm" svg:x="3.575cm" svg:y="12.05cm">
          <draw:image xlink:href="Pictures/10000201000000C8000000A700C779154209EB46.png" xlink:type="simple" xlink:show="embed" xlink:actuate="onLoad">
            <text:p/>
          </draw:image>
        </draw:frame>
        <draw:frame draw:style-name="gr1" draw:text-style-name="P1" draw:layer="layout" svg:width="2.633cm" svg:height="2.198cm" svg:x="13.735cm" svg:y="7.693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4.444cm" svg:y1="13.595cm" svg:x2="4.571cm" svg:y2="18.04cm">
          <text:p/>
        </draw:line>
        <draw:line draw:style-name="gr2" draw:text-style-name="P2" draw:layer="layout" svg:x1="5.319cm" svg:y1="12.304cm" svg:x2="14.082cm" svg:y2="9.002cm">
          <text:p/>
        </draw:line>
        <draw:frame draw:style-name="gr3" draw:text-style-name="P3" draw:layer="layout" svg:width="1.397cm" svg:height="1.27cm" svg:x="3.428cm" svg:y="19.227cm">
          <draw:text-box>
            <text:p>A1</text:p>
          </draw:text-box>
        </draw:frame>
        <draw:frame draw:style-name="gr8" draw:text-style-name="P7" draw:layer="layout" svg:width="3.556cm" svg:height="0.806cm" svg:x="3.193cm" svg:y="14.013cm">
          <draw:text-box>
            <text:p><text:span text:style-name="T4">10.1.1.1/24</text:span></text:p>
          </draw:text-box>
        </draw:frame>
        <draw:frame draw:style-name="gr10" draw:text-style-name="P7" draw:layer="layout" svg:width="2.667cm" svg:height="0.683cm" svg:x="5.714cm" svg:y="10.943cm">
          <draw:text-box>
            <text:p><text:span text:style-name="T4">192.168.1.1</text:span></text:p>
          </draw:text-box>
        </draw:frame>
        <draw:frame draw:style-name="gr11" draw:text-style-name="P7" draw:layer="layout" svg:width="2.667cm" svg:height="1.115cm" svg:x="10.653cm" svg:y="9.51cm">
          <draw:text-box>
            <text:p><text:span text:style-name="T4">192.168.1.2</text:span></text:p>
          </draw:text-box>
        </draw:frame>
        <draw:frame draw:style-name="gr3" draw:text-style-name="P3" draw:layer="layout" svg:width="2.539cm" svg:height="1.27cm" svg:x="2.653cm" svg:y="12.05cm">
          <draw:text-box>
            <text:p>R1</text:p>
          </draw:text-box>
        </draw:frame>
        <draw:frame draw:style-name="gr3" draw:text-style-name="P3" draw:layer="layout" svg:width="2.539cm" svg:height="1.27cm" svg:x="13.194cm" svg:y="7.224cm">
          <draw:text-box>
            <text:p>R2</text:p>
          </draw:text-box>
        </draw:frame>
        <draw:frame draw:style-name="gr8" draw:text-style-name="P7" draw:layer="layout" svg:width="3.556cm" svg:height="0.806cm" svg:x="15.749cm" svg:y="18.409cm">
          <draw:text-box>
            <text:p><text:span text:style-name="T4">10.3.1.1/24</text:span></text:p>
          </draw:text-box>
        </draw:frame>
        <draw:frame draw:style-name="gr8" draw:text-style-name="P7" draw:layer="layout" svg:width="3.556cm" svg:height="0.806cm" svg:x="1.509cm" svg:y="16.832cm">
          <draw:text-box>
            <text:p><text:span text:style-name="T4">10.1.1.2/24</text:span></text:p>
          </draw:text-box>
        </draw:frame>
        <draw:frame draw:style-name="gr8" draw:text-style-name="P7" draw:layer="layout" svg:width="3.556cm" svg:height="0.806cm" svg:x="15.876cm" svg:y="21.089cm">
          <draw:text-box>
            <text:p><text:span text:style-name="T4">10.3.1.2/24</text:span></text:p>
          </draw:text-box>
        </draw:frame>
        <draw:frame draw:style-name="gr4" draw:text-style-name="P6" draw:layer="layout" svg:width="3.556cm" svg:height="1.427cm" svg:x="9.637cm" svg:y="11.639cm">
          <draw:text-box>
            <text:p><text:span text:style-name="T3">BGP</text:span></text:p>
            <text:p><text:span text:style-name="T3">AS 65401</text:span></text:p>
          </draw:text-box>
        </draw:frame>
        <draw:frame draw:style-name="gr9" draw:text-style-name="P4" draw:layer="layout" svg:width="14.098cm" svg:height="2.139cm" svg:x="3.413cm" svg:y="1.509cm">
          <draw:text-box>
            <text:p><text:span text:style-name="T1">IBGP Topology – Route Reflector </text:span></text:p>
          </draw:text-box>
        </draw:frame>
        <draw:frame draw:style-name="gr1" draw:text-style-name="P1" draw:layer="layout" svg:width="2.506cm" svg:height="2.092cm" svg:x="13.735cm" svg:y="16.114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5.58cm" svg:y1="13.297cm" svg:x2="13.701cm" svg:y2="16.876cm">
          <text:p/>
        </draw:line>
        <draw:frame draw:style-name="gr10" draw:text-style-name="P7" draw:layer="layout" svg:width="2.667cm" svg:height="0.683cm" svg:x="5.446cm" svg:y="13.526cm">
          <draw:text-box>
            <text:p><text:span text:style-name="T4">192.168.2.1</text:span></text:p>
          </draw:text-box>
        </draw:frame>
        <draw:frame draw:style-name="gr10" draw:text-style-name="P7" draw:layer="layout" svg:width="2.667cm" svg:height="0.683cm" svg:x="10.526cm" svg:y="15.685cm">
          <draw:text-box>
            <text:p><text:span text:style-name="T4">192.168.2.2</text:span></text:p>
          </draw:text-box>
        </draw:frame>
        <draw:frame draw:style-name="gr3" draw:text-style-name="P3" draw:layer="layout" svg:width="2.539cm" svg:height="1.27cm" svg:x="15.86cm" svg:y="16.622cm">
          <draw:text-box>
            <text:p>R3</text:p>
          </draw:text-box>
        </draw:frame>
        <draw:frame draw:style-name="gr1" draw:text-style-name="P1" draw:layer="layout" svg:width="2.019cm" svg:height="1.397cm" svg:x="14.167cm" svg:y="21.292cm">
          <draw:image xlink:href="Pictures/10000201000001C70000013B6C04850D9323C0BC.png" xlink:type="simple" xlink:show="embed" xlink:actuate="onLoad">
            <text:p/>
          </draw:image>
        </draw:frame>
        <draw:line draw:style-name="gr2" draw:text-style-name="P2" draw:layer="layout" svg:x1="15.049cm" svg:y1="17.755cm" svg:x2="15.049cm" svg:y2="21.74cm">
          <text:p/>
        </draw:line>
        <draw:frame draw:style-name="gr3" draw:text-style-name="P3" draw:layer="layout" svg:width="1.397cm" svg:height="1.27cm" svg:x="14.101cm" svg:y="22.6cm">
          <draw:text-box>
            <text:p>C1</text:p>
          </draw:text-box>
        </draw:frame>
        <draw:frame draw:style-name="gr8" draw:text-style-name="P7" draw:layer="layout" svg:width="3.556cm" svg:height="0.806cm" svg:x="15.987cm" svg:y="7.478cm">
          <draw:text-box>
            <text:p><text:span text:style-name="T4">10.2.1.1/24</text:span></text:p>
          </draw:text-box>
        </draw:frame>
        <draw:frame draw:style-name="gr8" draw:text-style-name="P7" draw:layer="layout" svg:width="3.556cm" svg:height="0.806cm" svg:x="17.638cm" svg:y="5.192cm">
          <draw:text-box>
            <text:p><text:span text:style-name="T4">10.2.1.2/24</text:span></text:p>
          </draw:text-box>
        </draw:frame>
        <draw:frame draw:style-name="gr1" draw:text-style-name="P1" draw:layer="layout" svg:width="2.019cm" svg:height="1.397cm" svg:x="16.368cm" svg:y="3.793cm">
          <draw:image xlink:href="Pictures/10000201000001C70000013BBC4D697CE2C44FCA.png" xlink:type="simple" xlink:show="embed" xlink:actuate="onLoad">
            <text:p/>
          </draw:image>
        </draw:frame>
        <draw:line draw:style-name="gr2" draw:text-style-name="P2" draw:layer="layout" svg:x1="17.384cm" svg:y1="4.763cm" svg:x2="15.606cm" svg:y2="8.113cm">
          <text:p/>
        </draw:line>
        <draw:frame draw:style-name="gr3" draw:text-style-name="P3" draw:layer="layout" svg:width="1.397cm" svg:height="1.27cm" svg:x="16.302cm" svg:y="5.101cm">
          <draw:text-box>
            <text:p>B1</text:p>
          </draw:text-box>
        </draw:frame>
        <draw:frame draw:style-name="gr4" draw:text-style-name="P6" draw:layer="layout" svg:width="3.556cm" svg:height="1.427cm" svg:x="16.113cm" svg:y="8.747cm">
          <draw:text-box>
            <text:p><text:span text:style-name="T3">RR Client</text:span></text:p>
          </draw:text-box>
        </draw:frame>
        <draw:frame draw:style-name="gr4" draw:text-style-name="P6" draw:layer="layout" svg:width="3.556cm" svg:height="1.427cm" svg:x="15.478cm" svg:y="15.702cm">
          <draw:text-box>
            <text:p><text:span text:style-name="T3">RR Client</text:span></text:p>
          </draw:text-box>
        </draw:frame>
        <draw:frame draw:style-name="gr4" draw:text-style-name="P6" draw:layer="layout" svg:width="3.556cm" svg:height="1.427cm" svg:x="2.143cm" svg:y="10.779cm">
          <draw:text-box>
            <text:p><text:span text:style-name="T3">RR </text:span></text:p>
          </draw:text-box>
        </draw:frame>
      </draw:page>
      <draw:page draw:name="page7" draw:style-name="dp1" draw:master-page-name="Default">
        <draw:frame draw:style-name="gr8" draw:text-style-name="P7" draw:layer="layout" svg:width="3.556cm" svg:height="0.806cm" svg:x="17.638cm" svg:y="5.192cm">
          <draw:text-box>
            <text:p><text:span text:style-name="T4">10.10.20.2/24</text:span></text:p>
          </draw:text-box>
        </draw:frame>
        <draw:frame draw:style-name="gr1" draw:text-style-name="P1" draw:layer="layout" svg:width="2.019cm" svg:height="1.397cm" svg:x="3.267cm" svg:y="17.891cm">
          <draw:image xlink:href="Pictures/10000201000001C70000013B07ED7718388E62A6.png" xlink:type="simple" xlink:show="embed" xlink:actuate="onLoad">
            <text:p/>
          </draw:image>
        </draw:frame>
        <draw:frame draw:style-name="gr1" draw:text-style-name="P1" draw:layer="layout" svg:width="2.506cm" svg:height="2.092cm" svg:x="3.575cm" svg:y="12.05cm">
          <draw:image xlink:href="Pictures/10000201000000C8000000A700C779154209EB46.png" xlink:type="simple" xlink:show="embed" xlink:actuate="onLoad">
            <text:p/>
          </draw:image>
        </draw:frame>
        <draw:frame draw:style-name="gr1" draw:text-style-name="P1" draw:layer="layout" svg:width="2.633cm" svg:height="2.198cm" svg:x="8.4cm" svg:y="5.152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4.444cm" svg:y1="13.595cm" svg:x2="4.571cm" svg:y2="18.04cm">
          <text:p/>
        </draw:line>
        <draw:line draw:style-name="gr2" draw:text-style-name="P2" draw:layer="layout" svg:x1="5.319cm" svg:y1="12.304cm" svg:x2="9.382cm" svg:y2="7.096cm">
          <text:p/>
        </draw:line>
        <draw:frame draw:style-name="gr3" draw:text-style-name="P3" draw:layer="layout" svg:width="1.397cm" svg:height="1.27cm" svg:x="3.428cm" svg:y="19.227cm">
          <draw:text-box>
            <text:p>A1</text:p>
          </draw:text-box>
        </draw:frame>
        <draw:frame draw:style-name="gr8" draw:text-style-name="P7" draw:layer="layout" svg:width="3.556cm" svg:height="0.806cm" svg:x="3.193cm" svg:y="14.013cm">
          <draw:text-box>
            <text:p><text:span text:style-name="T4">10.10.10.1/24</text:span></text:p>
          </draw:text-box>
        </draw:frame>
        <draw:frame draw:style-name="gr10" draw:text-style-name="P7" draw:layer="layout" svg:width="2.667cm" svg:height="0.683cm" svg:x="5.714cm" svg:y="10.943cm">
          <draw:text-box>
            <text:p><text:span text:style-name="T4">192.168.1.1</text:span></text:p>
          </draw:text-box>
        </draw:frame>
        <draw:frame draw:style-name="gr11" draw:text-style-name="P7" draw:layer="layout" svg:width="2.667cm" svg:height="1.115cm" svg:x="6.207cm" svg:y="7.505cm">
          <draw:text-box>
            <text:p><text:span text:style-name="T4">192.168.1.2</text:span></text:p>
          </draw:text-box>
        </draw:frame>
        <draw:frame draw:style-name="gr3" draw:text-style-name="P3" draw:layer="layout" svg:width="2.539cm" svg:height="1.27cm" svg:x="2.653cm" svg:y="12.05cm">
          <draw:text-box>
            <text:p>R1</text:p>
          </draw:text-box>
        </draw:frame>
        <draw:frame draw:style-name="gr3" draw:text-style-name="P3" draw:layer="layout" svg:width="2.539cm" svg:height="1.27cm" svg:x="7.605cm" svg:y="5.318cm">
          <draw:text-box>
            <text:p>R2</text:p>
          </draw:text-box>
        </draw:frame>
        <draw:frame draw:style-name="gr8" draw:text-style-name="P7" draw:layer="layout" svg:width="3.556cm" svg:height="0.806cm" svg:x="1.509cm" svg:y="16.832cm">
          <draw:text-box>
            <text:p><text:span text:style-name="T4">10.10.10.2/24</text:span></text:p>
          </draw:text-box>
        </draw:frame>
        <draw:frame draw:style-name="gr4" draw:text-style-name="P6" draw:layer="layout" svg:width="3.556cm" svg:height="1.427cm" svg:x="2.778cm" svg:y="10.525cm">
          <draw:text-box>
            <text:p><text:span text:style-name="T3">BGP</text:span></text:p>
            <text:p><text:span text:style-name="T3">AS 65401</text:span></text:p>
          </draw:text-box>
        </draw:frame>
        <draw:frame draw:style-name="gr4" draw:text-style-name="P4" draw:layer="layout" svg:width="13.081cm" svg:height="1.427cm" svg:x="4.43cm" svg:y="1.509cm">
          <draw:text-box>
            <text:p><text:span text:style-name="T1">EBGP Topology </text:span></text:p>
          </draw:text-box>
        </draw:frame>
        <draw:frame draw:style-name="gr1" draw:text-style-name="P1" draw:layer="layout" svg:width="2.506cm" svg:height="2.092cm" svg:x="13.735cm" svg:y="16.114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5.58cm" svg:y1="13.297cm" svg:x2="14.081cm" svg:y2="16.875cm">
          <text:p/>
        </draw:line>
        <draw:frame draw:style-name="gr10" draw:text-style-name="P7" draw:layer="layout" svg:width="2.667cm" svg:height="0.683cm" svg:x="5.446cm" svg:y="13.526cm">
          <draw:text-box>
            <text:p><text:span text:style-name="T4">192.168.2.1</text:span></text:p>
          </draw:text-box>
        </draw:frame>
        <draw:frame draw:style-name="gr10" draw:text-style-name="P7" draw:layer="layout" svg:width="2.667cm" svg:height="0.683cm" svg:x="11.287cm" svg:y="15.859cm">
          <draw:text-box>
            <text:p><text:span text:style-name="T4">192.168.2.2</text:span></text:p>
          </draw:text-box>
        </draw:frame>
        <draw:frame draw:style-name="gr10" draw:text-style-name="P7" draw:layer="layout" svg:width="2.667cm" svg:height="0.683cm" svg:x="11.033cm" svg:y="5.953cm">
          <draw:text-box>
            <text:p><text:span text:style-name="T4">192.168.3.2</text:span></text:p>
          </draw:text-box>
        </draw:frame>
        <draw:frame draw:style-name="gr10" draw:text-style-name="P7" draw:layer="layout" svg:width="2.667cm" svg:height="0.683cm" svg:x="15.097cm" svg:y="15.605cm">
          <draw:text-box>
            <text:p><text:span text:style-name="T4">192.168.4.2</text:span></text:p>
          </draw:text-box>
        </draw:frame>
        <draw:frame draw:style-name="gr3" draw:text-style-name="P3" draw:layer="layout" svg:width="2.539cm" svg:height="1.27cm" svg:x="15.86cm" svg:y="16.622cm">
          <draw:text-box>
            <text:p>R3</text:p>
          </draw:text-box>
        </draw:frame>
        <draw:frame draw:style-name="gr8" draw:text-style-name="P7" draw:layer="layout" svg:width="3.556cm" svg:height="0.806cm" svg:x="16.875cm" svg:y="7.433cm">
          <draw:text-box>
            <text:p><text:span text:style-name="T4">10.10.20.1/24</text:span></text:p>
          </draw:text-box>
        </draw:frame>
        <draw:frame draw:style-name="gr1" draw:text-style-name="P1" draw:layer="layout" svg:width="2.019cm" svg:height="1.397cm" svg:x="16.368cm" svg:y="3.793cm">
          <draw:image xlink:href="Pictures/10000201000001C70000013B26C592767BCE75F2.png" xlink:type="simple" xlink:show="embed" xlink:actuate="onLoad">
            <text:p/>
          </draw:image>
        </draw:frame>
        <draw:frame draw:style-name="gr3" draw:text-style-name="P3" draw:layer="layout" svg:width="1.397cm" svg:height="1.27cm" svg:x="16.302cm" svg:y="5.101cm">
          <draw:text-box>
            <text:p>B1</text:p>
          </draw:text-box>
        </draw:frame>
        <draw:frame draw:style-name="gr1" draw:text-style-name="P1" draw:layer="layout" svg:width="2.633cm" svg:height="2.198cm" svg:x="13.954cm" svg:y="7.565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14.944cm" svg:y1="16.468cm" svg:x2="14.944cm" svg:y2="9.356cm">
          <text:p/>
        </draw:line>
        <draw:line draw:style-name="gr2" draw:text-style-name="P2" draw:layer="layout" svg:x1="10.525cm" svg:y1="6.461cm" svg:x2="14.335cm" svg:y2="8.366cm">
          <text:p/>
        </draw:line>
        <draw:line draw:style-name="gr2" draw:text-style-name="P2" draw:layer="layout" svg:x1="17.384cm" svg:y1="4.763cm" svg:x2="15.606cm" svg:y2="8.113cm">
          <text:p/>
        </draw:line>
        <draw:frame draw:style-name="gr3" draw:text-style-name="P3" draw:layer="layout" svg:width="2.539cm" svg:height="1.27cm" svg:x="16.621cm" svg:y="8.493cm">
          <draw:text-box>
            <text:p>R4</text:p>
          </draw:text-box>
        </draw:frame>
        <draw:frame draw:style-name="gr10" draw:text-style-name="P7" draw:layer="layout" svg:width="2.667cm" svg:height="0.683cm" svg:x="11.634cm" svg:y="7.454cm">
          <draw:text-box>
            <text:p><text:span text:style-name="T4">192.168.3.1</text:span></text:p>
          </draw:text-box>
        </draw:frame>
        <draw:frame draw:style-name="gr10" draw:text-style-name="P7" draw:layer="layout" svg:width="2.667cm" svg:height="0.683cm" svg:x="15.298cm" svg:y="9.506cm">
          <draw:text-box>
            <text:p><text:span text:style-name="T4">192.168.4.1</text:span></text:p>
          </draw:text-box>
        </draw:frame>
        <draw:frame draw:style-name="gr4" draw:text-style-name="P6" draw:layer="layout" svg:width="3.556cm" svg:height="1.427cm" svg:x="8.378cm" svg:y="3.926cm">
          <draw:text-box>
            <text:p><text:span text:style-name="T3">BGP</text:span></text:p>
            <text:p><text:span text:style-name="T3">AS 65402</text:span></text:p>
          </draw:text-box>
        </draw:frame>
        <draw:frame draw:style-name="gr4" draw:text-style-name="P6" draw:layer="layout" svg:width="3.556cm" svg:height="1.427cm" svg:x="13.778cm" svg:y="18.026cm">
          <draw:text-box>
            <text:p><text:span text:style-name="T3">BGP</text:span></text:p>
            <text:p><text:span text:style-name="T3">AS 65403</text:span></text:p>
          </draw:text-box>
        </draw:frame>
        <draw:frame draw:style-name="gr4" draw:text-style-name="P6" draw:layer="layout" svg:width="3.556cm" svg:height="1.427cm" svg:x="11.778cm" svg:y="8.826cm">
          <draw:text-box>
            <text:p><text:span text:style-name="T3">BGP</text:span></text:p>
            <text:p><text:span text:style-name="T3">AS 65404</text:span></text:p>
          </draw:text-box>
        </draw:frame>
      </draw:page>
      <draw:page draw:name="page8" draw:style-name="dp1" draw:master-page-name="Default">
        <draw:frame draw:style-name="gr9" draw:text-style-name="P4" draw:layer="layout" svg:width="13.208cm" svg:height="2.139cm" svg:x="5.191cm" svg:y="0.746cm">
          <draw:text-box>
            <text:p><text:span text:style-name="T1">OSPF Multi Area Topology</text:span></text:p>
          </draw:text-box>
        </draw:frame>
        <draw:frame draw:style-name="gr1" draw:text-style-name="P1" draw:layer="layout" svg:width="2.279cm" svg:height="0.698cm" svg:x="7.604cm" svg:y="6.803cm">
          <draw:image xlink:href="Pictures/100002010000012C00000041FB3B55A81A68C668.png" xlink:type="simple" xlink:show="embed" xlink:actuate="onLoad">
            <text:p/>
          </draw:image>
        </draw:frame>
        <draw:frame draw:style-name="gr1" draw:text-style-name="P1" draw:layer="layout" svg:width="1.754cm" svg:height="1.878cm" svg:x="3.691cm" svg:y="6.306cm">
          <draw:image xlink:href="Pictures/10000201000000C8000000A700C779154209EB46.png" xlink:type="simple" xlink:show="embed" xlink:actuate="onLoad">
            <text:p/>
          </draw:image>
        </draw:frame>
        <draw:frame draw:style-name="gr1" draw:text-style-name="P1" draw:layer="layout" svg:width="1.754cm" svg:height="1.878cm" svg:x="12.091cm" svg:y="6.306cm">
          <draw:image xlink:href="Pictures/10000201000000C8000000A700C779154209EB46.png" xlink:type="simple" xlink:show="embed" xlink:actuate="onLoad">
            <text:p/>
          </draw:image>
        </draw:frame>
        <draw:frame draw:style-name="gr1" draw:text-style-name="P1" draw:layer="layout" svg:width="1.754cm" svg:height="1.878cm" svg:x="7.591cm" svg:y="3.006cm">
          <draw:image xlink:href="Pictures/10000201000000C8000000A700C779154209EB46.png" xlink:type="simple" xlink:show="embed" xlink:actuate="onLoad">
            <text:p/>
          </draw:image>
        </draw:frame>
        <draw:frame draw:style-name="gr1" draw:text-style-name="P1" draw:layer="layout" svg:width="1.754cm" svg:height="1.878cm" svg:x="7.691cm" svg:y="9.106cm">
          <draw:image xlink:href="Pictures/10000201000000C8000000A700C779154209EB46.png" xlink:type="simple" xlink:show="embed" xlink:actuate="onLoad">
            <text:p/>
          </draw:image>
        </draw:frame>
        <draw:frame draw:style-name="gr1" draw:text-style-name="P1" draw:layer="layout" svg:width="1.754cm" svg:height="1.878cm" svg:x="7.691cm" svg:y="13.206cm">
          <draw:image xlink:href="Pictures/10000201000000C8000000A700C779154209EB46.png" xlink:type="simple" xlink:show="embed" xlink:actuate="onLoad">
            <text:p/>
          </draw:image>
        </draw:frame>
        <draw:frame draw:style-name="gr1" draw:text-style-name="P1" draw:layer="layout" svg:width="1.754cm" svg:height="1.878cm" svg:x="7.628cm" svg:y="17.664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8.874cm" svg:y1="7.12cm" svg:x2="8.62cm" svg:y2="4.453cm">
          <text:p/>
        </draw:line>
        <draw:line draw:style-name="gr2" draw:text-style-name="P2" draw:layer="layout" svg:x1="5.191cm" svg:y1="7.12cm" svg:x2="7.858cm" svg:y2="7.247cm">
          <text:p/>
        </draw:line>
        <draw:line draw:style-name="gr2" draw:text-style-name="P2" draw:layer="layout" svg:x1="9.636cm" svg:y1="7.12cm" svg:x2="12.43cm" svg:y2="7.374cm">
          <text:p/>
        </draw:line>
        <draw:line draw:style-name="gr2" draw:text-style-name="P2" draw:layer="layout" svg:x1="8.747cm" svg:y1="7.374cm" svg:x2="8.747cm" svg:y2="9.533cm">
          <text:p/>
        </draw:line>
        <draw:line draw:style-name="gr2" draw:text-style-name="P2" draw:layer="layout" svg:x1="8.493cm" svg:y1="10.676cm" svg:x2="8.493cm" svg:y2="13.597cm">
          <text:p/>
        </draw:line>
        <draw:line draw:style-name="gr2" draw:text-style-name="P2" draw:layer="layout" svg:x1="8.493cm" svg:y1="14.74cm" svg:x2="8.493cm" svg:y2="18.042cm">
          <text:p/>
        </draw:line>
        <draw:frame draw:style-name="gr1" draw:text-style-name="P1" draw:layer="layout" svg:width="2.279cm" svg:height="0.698cm" svg:x="7.604cm" svg:y="25.003cm">
          <draw:image xlink:href="Pictures/100002010000012C00000041FB3B55A81A68C668.png" xlink:type="simple" xlink:show="embed" xlink:actuate="onLoad">
            <text:p/>
          </draw:image>
        </draw:frame>
        <draw:frame draw:style-name="gr1" draw:text-style-name="P1" draw:layer="layout" svg:width="1.754cm" svg:height="1.878cm" svg:x="3.691cm" svg:y="24.506cm">
          <draw:image xlink:href="Pictures/10000201000000C8000000A700C779154209EB46.png" xlink:type="simple" xlink:show="embed" xlink:actuate="onLoad">
            <text:p/>
          </draw:image>
        </draw:frame>
        <draw:frame draw:style-name="gr1" draw:text-style-name="P1" draw:layer="layout" svg:width="1.754cm" svg:height="1.878cm" svg:x="12.091cm" svg:y="24.506cm">
          <draw:image xlink:href="Pictures/10000201000000C8000000A700C779154209EB46.png" xlink:type="simple" xlink:show="embed" xlink:actuate="onLoad">
            <text:p/>
          </draw:image>
        </draw:frame>
        <draw:frame draw:style-name="gr1" draw:text-style-name="P1" draw:layer="layout" svg:width="1.754cm" svg:height="1.878cm" svg:x="7.591cm" svg:y="21.206cm">
          <draw:image xlink:href="Pictures/10000201000000C8000000A700C779154209EB46.png" xlink:type="simple" xlink:show="embed" xlink:actuate="onLoad">
            <text:p/>
          </draw:image>
        </draw:frame>
        <draw:frame draw:style-name="gr1" draw:text-style-name="P1" draw:layer="layout" svg:width="1.754cm" svg:height="1.878cm" svg:x="7.691cm" svg:y="27.306cm">
          <draw:image xlink:href="Pictures/10000201000000C8000000A700C779154209EB46.png" xlink:type="simple" xlink:show="embed" xlink:actuate="onLoad">
            <text:p/>
          </draw:image>
        </draw:frame>
        <draw:line draw:style-name="gr2" draw:text-style-name="P2" draw:layer="layout" svg:x1="8.874cm" svg:y1="25.32cm" svg:x2="8.62cm" svg:y2="22.653cm">
          <text:p/>
        </draw:line>
        <draw:line draw:style-name="gr2" draw:text-style-name="P2" draw:layer="layout" svg:x1="5.191cm" svg:y1="25.32cm" svg:x2="7.858cm" svg:y2="25.447cm">
          <text:p/>
        </draw:line>
        <draw:line draw:style-name="gr2" draw:text-style-name="P2" draw:layer="layout" svg:x1="9.636cm" svg:y1="25.32cm" svg:x2="12.43cm" svg:y2="25.574cm">
          <text:p/>
        </draw:line>
        <draw:line draw:style-name="gr2" draw:text-style-name="P2" draw:layer="layout" svg:x1="8.747cm" svg:y1="25.574cm" svg:x2="8.747cm" svg:y2="27.733cm">
          <text:p/>
        </draw:line>
        <draw:line draw:style-name="gr2" draw:text-style-name="P2" draw:layer="layout" svg:x1="8.366cm" svg:y1="19.161cm" svg:x2="8.493cm" svg:y2="21.701cm">
          <text:p/>
        </draw:line>
        <draw:custom-shape draw:style-name="gr12" draw:text-style-name="P1" draw:layer="layout" svg:width="13.843cm" svg:height="11.43cm" svg:x="2.778cm" svg:y="2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2.921cm" svg:height="0.962cm" svg:x="13.192cm" svg:y="3.032cm">
          <draw:text-box>
            <text:p text:style-name="P8"><text:span text:style-name="T5">Area 1</text:span></text:p>
          </draw:text-box>
        </draw:frame>
        <draw:custom-shape draw:style-name="gr13" draw:text-style-name="P1" draw:layer="layout" svg:width="13.843cm" svg:height="10.374cm" svg:x="2.778cm" svg:y="18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2.921cm" svg:height="0.962cm" svg:x="13.193cm" svg:y="19.532cm">
          <draw:text-box>
            <text:p text:style-name="P8"><text:span text:style-name="T5">Area 2</text:span></text:p>
          </draw:text-box>
        </draw:frame>
        <draw:custom-shape draw:style-name="gr14" draw:text-style-name="P1" draw:layer="layout" svg:width="13.843cm" svg:height="3.81cm" svg:x="2.778cm" svg:y="14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9" draw:layer="layout" svg:width="2.921cm" svg:height="0.962cm" svg:x="13.194cm" svg:y="15.332cm">
          <draw:text-box>
            <text:p text:style-name="P8"><text:span text:style-name="T5">Area 0</text:span></text:p>
          </draw:text-box>
        </draw:frame>
        <draw:frame draw:style-name="gr7" draw:text-style-name="P11" draw:layer="layout" svg:width="1.143cm" svg:height="0.889cm" svg:x="6.965cm" svg:y="2.568cm">
          <draw:text-box>
            <text:p text:style-name="P10">A</text:p>
          </draw:text-box>
        </draw:frame>
        <draw:frame draw:style-name="gr7" draw:text-style-name="P11" draw:layer="layout" svg:width="1.143cm" svg:height="0.889cm" svg:x="2.949cm" svg:y="6.029cm">
          <draw:text-box>
            <text:p text:style-name="P10">B</text:p>
          </draw:text-box>
        </draw:frame>
        <draw:frame draw:style-name="gr7" draw:text-style-name="P11" draw:layer="layout" svg:width="1.143cm" svg:height="0.889cm" svg:x="12.557cm" svg:y="5.699cm">
          <draw:text-box>
            <text:p text:style-name="P10">C</text:p>
          </draw:text-box>
        </draw:frame>
        <draw:frame draw:style-name="gr7" draw:text-style-name="P11" draw:layer="layout" svg:width="1.143cm" svg:height="0.889cm" svg:x="9.128cm" svg:y="9.382cm">
          <draw:text-box>
            <text:p text:style-name="P10">D</text:p>
          </draw:text-box>
        </draw:frame>
        <draw:frame draw:style-name="gr7" draw:text-style-name="P11" draw:layer="layout" svg:width="1.143cm" svg:height="0.889cm" svg:x="9.255cm" svg:y="13.065cm">
          <draw:text-box>
            <text:p text:style-name="P10">E</text:p>
          </draw:text-box>
        </draw:frame>
        <draw:frame draw:style-name="gr7" draw:text-style-name="P11" draw:layer="layout" svg:width="1.143cm" svg:height="0.889cm" svg:x="9.001cm" svg:y="18.907cm">
          <draw:text-box>
            <text:p text:style-name="P10">F</text:p>
          </draw:text-box>
        </draw:frame>
        <draw:frame draw:style-name="gr7" draw:text-style-name="P11" draw:layer="layout" svg:width="1.143cm" svg:height="0.889cm" svg:x="9.128cm" svg:y="21.701cm">
          <draw:text-box>
            <text:p text:style-name="P10">G</text:p>
          </draw:text-box>
        </draw:frame>
        <draw:frame draw:style-name="gr7" draw:text-style-name="P11" draw:layer="layout" svg:width="1.143cm" svg:height="0.889cm" svg:x="4.175cm" svg:y="23.86cm">
          <draw:text-box>
            <text:p text:style-name="P10">H</text:p>
          </draw:text-box>
        </draw:frame>
        <draw:frame draw:style-name="gr7" draw:text-style-name="P11" draw:layer="layout" svg:width="1.143cm" svg:height="0.889cm" svg:x="12.43cm" svg:y="24.114cm">
          <draw:text-box>
            <text:p text:style-name="P10">I</text:p>
          </draw:text-box>
        </draw:frame>
        <draw:frame draw:style-name="gr7" draw:text-style-name="P11" draw:layer="layout" svg:width="1.143cm" svg:height="0.889cm" svg:x="9.509cm" svg:y="27.811cm">
          <draw:text-box>
            <text:p text:style-name="P10">J</text:p>
          </draw:text-box>
        </draw:frame>
        <draw:line draw:style-name="gr2" draw:text-style-name="P2" draw:layer="layout" svg:x1="13.573cm" svg:y1="7.223cm" svg:x2="15.732cm" svg:y2="7.223cm">
          <text:p/>
        </draw:line>
        <draw:frame draw:style-name="gr1" draw:text-style-name="P1" draw:layer="layout" svg:width="1.269cm" svg:height="0.878cm" svg:x="15.352cm" svg:y="6.726cm">
          <draw:image xlink:href="Pictures/10000201000001C70000013B26C592767BCE75F2.png" xlink:type="simple" xlink:show="embed" xlink:actuate="onLoad">
            <text:p/>
          </draw:image>
        </draw:frame>
        <draw:line draw:style-name="gr2" draw:text-style-name="P2" draw:layer="layout" svg:x1="13.573cm" svg:y1="25.623cm" svg:x2="15.732cm" svg:y2="25.623cm">
          <text:p/>
        </draw:line>
        <draw:frame draw:style-name="gr1" draw:text-style-name="P1" draw:layer="layout" svg:width="1.269cm" svg:height="0.878cm" svg:x="15.352cm" svg:y="25.126cm">
          <draw:image xlink:href="Pictures/10000201000001C70000013B26C592767BCE75F2.png" xlink:type="simple" xlink:show="embed" xlink:actuate="onLoad">
            <text:p/>
          </draw:image>
        </draw:frame>
        <draw:frame draw:style-name="gr15" draw:text-style-name="P5" draw:layer="layout" svg:width="3.744cm" svg:height="0.806cm" svg:x="12.877cm" svg:y="26.229cm">
          <draw:text-box>
            <text:p text:style-name="P12"><text:span text:style-name="T2">10.10.20.0/24</text:span></text:p>
          </draw:text-box>
        </draw:frame>
        <draw:frame draw:style-name="gr15" draw:text-style-name="P5" draw:layer="layout" svg:width="3.744cm" svg:height="0.806cm" svg:x="5.445cm" svg:y="5.655cm">
          <draw:text-box>
            <text:p text:style-name="P12"><text:span text:style-name="T2">172.1.1.0/24</text:span></text:p>
          </draw:text-box>
        </draw:frame>
        <draw:frame draw:style-name="gr15" draw:text-style-name="P5" draw:layer="layout" svg:width="3.744cm" svg:height="0.806cm" svg:x="8.747cm" svg:y="11.497cm">
          <draw:text-box>
            <text:p text:style-name="P12"><text:span text:style-name="T2">172.1.2.0/24</text:span></text:p>
          </draw:text-box>
        </draw:frame>
        <draw:frame draw:style-name="gr15" draw:text-style-name="P5" draw:layer="layout" svg:width="3.744cm" svg:height="0.806cm" svg:x="8.686cm" svg:y="15.605cm">
          <draw:text-box>
            <text:p text:style-name="P12"><text:span text:style-name="T2">172.1.3.0/24</text:span></text:p>
          </draw:text-box>
        </draw:frame>
        <draw:frame draw:style-name="gr15" draw:text-style-name="P5" draw:layer="layout" svg:width="3.744cm" svg:height="0.806cm" svg:x="9.128cm" svg:y="19.923cm">
          <draw:text-box>
            <text:p text:style-name="P12"><text:span text:style-name="T2">172.1.4.0/24</text:span></text:p>
          </draw:text-box>
        </draw:frame>
        <draw:frame draw:style-name="gr15" draw:text-style-name="P5" draw:layer="layout" svg:width="3.744cm" svg:height="0.806cm" svg:x="9.194cm" svg:y="23.816cm">
          <draw:text-box>
            <text:p text:style-name="P12"><text:span text:style-name="T2">172.1.5.0/24</text:span></text:p>
          </draw:text-box>
        </draw:frame>
        <draw:frame draw:style-name="gr15" draw:text-style-name="P5" draw:layer="layout" svg:width="3.744cm" svg:height="0.806cm" svg:x="12.811cm" svg:y="7.985cm">
          <draw:text-box>
            <text:p text:style-name="P12"><text:span text:style-name="T2">10.10.10.0/2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1T16:28:40.693533751</meta:creation-date>
    <dc:date>2018-10-01T16:26:50.953341486</dc:date>
    <meta:editing-duration>PT2H43M57S</meta:editing-duration>
    <meta:editing-cycles>50</meta:editing-cycles>
    <meta:generator>LibreOffice/5.1.6.2$Linux_X86_64 LibreOffice_project/10m0$Build-2</meta:generator>
    <meta:document-statistic meta:object-count="258"/>
  </office:meta>
</office:document-meta>
</file>